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8622" officeooo:paragraph-rsid="000d862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d8622" officeooo:paragraph-rsid="000d8622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d8622" officeooo:paragraph-rsid="000d8622" style:font-size-asian="14pt" style:font-weight-asian="normal" style:font-size-complex="16pt" style:font-weight-complex="normal"/>
    </style:style>
    <style:style style:name="P4" style:family="paragraph" style:parent-style-name="Standard">
      <style:text-properties officeooo:paragraph-rsid="001253ef"/>
    </style:style>
    <style:style style:name="P5" style:family="paragraph" style:parent-style-name="Standard">
      <style:text-properties officeooo:rsid="0014289c" officeooo:paragraph-rsid="0014289c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53ef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524cm" fo:min-width="5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251cm" fo:min-width="3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2.281cm" fo:min-width="5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1.044cm" fo:min-width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168cm" fo:min-width="4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2</text:p>
      <text:p text:style-name="P1"/>
      <text:p text:style-name="P1">Тема:<text:span text:style-name="T1">знакомство с PyCharm</text:span></text:p>
      <text:p text:style-name="P2"/>
      <text:p text:style-name="P1">Цель:<text:span text:style-name="T1">выработка первичных навыков работы с IDE PyCharm Community, составления программ линейной структуры.</text:span></text:p>
      <text:p text:style-name="P2"/>
      <text:p text:style-name="P1">Постановка задачи.</text:p>
      <text:p text:style-name="P2">Разработать программу, <text:s/>находящую расстояние используя операцию деления.</text:p>
      <text:p text:style-name="P2"/>
      <text:p text:style-name="P1">Тип алгоритма:<text:span text:style-name="T1"> линейный</text:span></text:p>
      <text:p text:style-name="P2"/>
      <text:p text:style-name="P1">Блок-схема алгоритма:</text:p>
      <text:p text:style-name="P2"/>
      <text:p text:style-name="P2"><draw:custom-shape text:anchor-type="paragraph" draw:z-index="0" draw:name="Фигура 1" draw:style-name="gr6" draw:text-style-name="P8" svg:width="5.061cm" svg:height="1.292cm" svg:x="5.489cm" svg:y="0.33cm"><text:p text:style-name="P7"><text:s text:c="10"/><text:span text:style-name="T8"><text:s text:c="4"/></text:span><text:span text:style-name="T8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8" draw:name="Вертикальная линия 2" draw:style-name="gr1" draw:text-style-name="P6" svg:x1="8.202cm" svg:y1="10.97cm" svg:x2="8.202cm" svg:y2="11.564cm"><text:p/></draw:line><draw:custom-shape text:anchor-type="paragraph" draw:z-index="7" draw:name="Фигура 5" draw:style-name="gr2" draw:text-style-name="P8" svg:width="5.358cm" svg:height="1.687cm" svg:x="5.556cm" svg:y="11.564cm"><text:p text:style-name="P7"><text:s/><text:s/><text:s/><text:s/><text:s/><text:s/><text:s/><text:s/><text:s/><text:s/><text:s/><text:s/><text:s/><text:s/><text:s/><text:s/><text:span text:style-name="T8">К</text:span><text:span text:style-name="T8">о</text:span><text:span text:style-name="T8">н</text:span><text:span text:style-name="T8">е</text:span><text:span text:style-name="T8">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Вертикальная линия 1" draw:style-name="gr1" draw:text-style-name="P6" svg:x1="8.234cm" svg:y1="8.356cm" svg:x2="8.234cm" svg:y2="8.986cm"><text:p/></draw:line><draw:custom-shape text:anchor-type="paragraph" draw:z-index="5" draw:name="Фигура 4" draw:style-name="gr3" draw:text-style-name="P10" svg:width="5.095cm" svg:height="1.985cm" svg:x="5.588cm" svg:y="8.985cm"><text:p text:style-name="P9"><text:span text:style-name="T9">Получение </text:span><text:span text:style-name="T9">числ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" draw:name="Линия 2" draw:style-name="gr1" draw:text-style-name="P6" svg:x1="8.135cm" svg:y1="4.223cm" svg:x2="8.202cm" svg:y2="6.075cm"><text:p/></draw:line><draw:custom-shape text:anchor-type="paragraph" draw:z-index="3" draw:name="Фигура 3" draw:style-name="gr4" draw:text-style-name="P8" svg:width="5.391cm" svg:height="2.281cm" svg:x="5.39cm" svg:y="6.075cm"><text:p text:style-name="P7"><text:s/><text:span text:style-name="T8">Деление числа нацело</text:span></text:p><draw:enhanced-geometry svg:viewBox="0 0 21600 21600" draw:type="rectangle" draw:enhanced-path="M 0 0 L 21600 0 21600 21600 0 21600 0 0 Z N"/></draw:custom-shape><draw:custom-shape text:anchor-type="paragraph" draw:z-index="2" draw:name="Фигура 2" draw:style-name="gr5" draw:text-style-name="P8" svg:width="4.465cm" svg:height="1.655cm" svg:x="5.821cm" svg:y="2.568cm"><text:p text:style-name="P7"><text:s text:c="2"/><text:span text:style-name="T8">Ввод числ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" draw:name="Линия 1" draw:style-name="gr1" draw:text-style-name="P6" svg:x1="8.135cm" svg:y1="0.972cm" svg:x2="8.169cm" svg:y2="2.591cm"><text:p/></draw:lin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2">Текст программы:</text:span></text:p>
      <text:p text:style-name="Standard">L = int(input("Введите число в сантиметрах"))</text:p>
      <text:p text:style-name="Standard">M = 100#cm</text:p>
      <text:p text:style-name="Standard">S = L // M</text:p>
      <text:p text:style-name="Standard">print(S,"Метров")</text:p>
      <text:p text:style-name="Standard"/>
      <text:p text:style-name="P5">Протокол работы программы:</text:p>
      <text:p text:style-name="P5">Введите число в сантиметрах 1000</text:p>
      <text:p text:style-name="P5">10 метров</text:p>
      <text:p text:style-name="P5">Программа завершена.</text:p>
      <text:p text:style-name="P5"/>
      <text:p text:style-name="P5">Вывод:я познакомился с пайчармом делая линейную программу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9:52.093814292</meta:creation-date>
    <dc:date>2023-10-04T19:21:11.339059145</dc:date>
    <meta:editing-duration>PT21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68" meta:character-count="532" meta:non-whitespace-character-count="477"/>
  </office:meta>
</office:document-meta>
</file>